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3fd" officeooo:paragraph-rsid="001883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  <text:p text:style-name="P1">ghp_FBMuu5xKdEYIjuNkobkZJI4jwwa8re3lIY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8:14:13.035228584</meta:creation-date>
    <dc:date>2025-06-23T18:20:37.989134426</dc:date>
    <meta:editing-duration>PT6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42" meta:non-whitespace-character-count="42"/>
  </office:meta>
</office:document-meta>
</file>